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Source.getInputStream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duleSource.getInputAttribute( String inputModuleName , String attribut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uleSource.ModuleSource( Map objectModel , String uri , ServiceManager manager , Logger log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oduleSource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